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8.627cm" svg:y="0.048cm" svg:width="9.65cm" draw:z-index="0"><draw:text-box fo:min-height="4.344cm"><text:p text:style-name="Standard"><text:text-input text:description="&lt;if test=&quot;o.receiver_partner is True&quot;&gt;">&lt;if test="o.receiver_partner is True"&gt;</text:text-input></text:p>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text:line-break/><text:text-input text:description="&lt;if test=&quot;o.partner_id.street&quot;&gt;">&lt;if test="o.partner_id.street"&gt;</text:text-input><text:text-input text:description="&lt;o.partner_id.street&gt;">&lt;o.partner_id.street&gt;</text:text-input><text:text-input text:description="&lt;/if&gt;">&lt;/if&gt;</text:text-input><text:line-break/><text:text-input text:description="&lt;if test=&quot;o.partner_id.street2&quot;&gt;">&lt;if test="o.partner_id.street2"&gt;</text:text-input><text:text-input text:description="&lt;o.partner_id.street2&gt;">&lt;o.partner_id.street2&gt;</text:text-input><text:text-input text:description="&lt;/if&gt;">&lt;/if&gt;</text:text-input><text:line-break/><text:text-input text:description="&lt;if test=&quot;o.partner_id.PO_box&quot;&gt;">&lt;if test="o.partner_id.PO_box&gt;</text:text-input>BP <text:text-input text:description="&lt;o.partner_id.PO_box&gt;">&lt;o.partner_id.PO_box&gt;</text:text-input><text:text-input text:description="&lt;/if&gt;">&lt;/if&gt;</text:text-input><text:line-break/><text:text-input text:description="&lt;o.partner_id.zip&gt;">&lt;o.partner_id.zip&gt;</text:text-input> <text:text-input text:description="&lt;o.partner_id.city&gt;">&lt;o.partner_id.city&gt;</text:text-input></text:p><text:p text:style-name="P4"><text:text-input text:description="&lt;/if&gt;">&lt;/if&gt;</text:text-input></text:p><text:p text:style-name="P4"><text:text-input text:description="&lt;if test=&quot;o.receiver_partner is False&quot;&gt;">&lt;if test="o.receiver_partner is False"&gt;</text:text-input></text:p><text:p text:style-name="P4"><text:text-input text:description="&lt;o.receiver_id.title.name&gt;">&lt;o.receiver_id.title.name&gt;</text:text-input> <text:text-input text:description="&lt;o.receiver_id.name&gt;">&lt;o.receiver_id.name&gt;</text:text-input><text:line-break/><text:text-input text:description="&lt;o.receiver_id.street&gt;">&lt;o.receiver_id.street&gt;</text:text-input><text:line-break/><text:text-input text:description="&lt;if test=&quot;o.receiver_id.street2&quot;&gt;">&lt;if test="o.receiver_id.street2"&gt;</text:text-input><text:text-input text:description="&lt;o.receiver_id.street2&gt;">&lt;o.receiver_id.street2&gt;</text:text-input><text:text-input text:description="&lt;/if&gt;">&lt;/if&gt;</text:text-input><text:line-break/><text:text-input text:description="&lt;if test=&quot;o.receiver_id.PO_box&quot;&gt;">&lt;if test="o.receiver_id.PO_box"&gt;</text:text-input>BP <text:text-input text:description="&lt;o.receiver_id.PO_box&gt;">&lt;o.receiver_id.PO_box&gt;</text:text-input><text:text-input text:description="&lt;/if&gt;">&lt;/if&gt;</text:text-input><text:line-break/><text:text-input text:description="&lt;o.receiver_id.zip&gt;">&lt;o.receiver_id.zip&gt;</text:text-input> <text:text-input text:description="&lt;o.receiver_id.city&gt;">&lt;o.receiver_id.city&gt;</text:text-input></text:p><text:p text:style-name="P4"><text:text-input text:description="&lt;/if&gt;">&lt;/if&gt;</text:text-input></text:p></draw:text-box></draw:frame><text:text-input text:description="&lt;setLang(user.lang or 'fr_FR')&gt;">&lt;setLang(user.lang or 'fr_FR')&gt;</text:text-input></text:p>
      <text:p text:style-name="Standard"/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/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/>
      <text:p text:style-name="P2"><text:text-input text:description="&lt;for each=&quot;line in o.meeting_id.tono_ids&quot;&gt;">&lt;for each="line in o.meeting_id.tono_ids"&gt;</text:text-input></text:p>
      <text:p text:style-name="P2">TO : <text:text-input text:description="&lt;line.iop_od&gt;">&lt;line.iop_od&gt;</text:text-input></text:p>
      <text:p text:style-name="P2">TO :<text:text-input text:description="&lt;line.iop_os&gt;">&lt;line.iop_os&gt;</text:text-input></text:p>
      <text:p text:style-name="P2"><text:soft-page-break/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2">Conclusion :</text:p>
      <text:p text:style-name="P2"/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5-14T15:14:11</dc:date>
    <meta:editing-duration>P1DT1H40M43S</meta:editing-duration>
    <meta:editing-cycles>179</meta:editing-cycles>
    <dc:creator>L. FRANCOIS</dc:creator>
    <meta:document-statistic meta:table-count="3" meta:image-count="0" meta:object-count="0" meta:page-count="3" meta:paragraph-count="105" meta:word-count="377" meta:character-count="3918" meta:non-whitespace-character-count="3644"/>
  </office:meta>
</office:document-meta>
</file>